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34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font-size="11pt" style:font-size-asian="11pt" style:font-size-complex="11pt"/>
    </style:style>
    <style:style style:name="ce5" style:family="table-cell" style:parent-style-name="Default" style:data-style-name="N2">
      <style:text-properties fo:font-size="11pt" style:font-size-asian="11pt" style:font-size-complex="11pt"/>
    </style:style>
    <style:style style:name="ce10" style:family="table-cell" style:parent-style-name="Default" style:data-style-name="N0">
      <style:text-properties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Default" style:data-style-name="N0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number-columns-repeated="1019"/>
        <table:table-column table:style-name="co6" table:number-columns-repeated="15360"/>
        <table:table-row table:style-name="ro1"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IED PLANIFICADO</text:p>
          </table:table-cell>
          <table:table-cell table:style-name="ce2" office:value-type="string" calcext:value-type="string">
            <text:p>IED REAL</text:p>
          </table:table-cell>
          <table:table-cell table:style-name="ce3" office:value-type="string" calcext:value-type="string">
            <text:p>ESTADO</text:p>
          </table:table-cell>
        </table:table-row>
        <table:table-row table:style-name="ro1">
          <table:table-cell table:style-name="ce4" office:value-type="string" calcext:value-type="string">
            <text:p>ORGANIZAR REPOSITORIO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float" office:value="0.5" calcext:value-type="float">
            <text:p>0,5</text:p>
          </table:table-cell>
          <table:table-cell table:style-name="ce5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1">
          <table:table-cell table:style-name="ce4" office:value-type="string" calcext:value-type="string">
            <text:p>DISEÑAR BBDD</text:p>
          </table:table-cell>
          <table:table-cell table:style-name="ce4" office:value-type="string" calcext:value-type="string">
            <text:p>CRIS</text:p>
          </table:table-cell>
          <table:table-cell table:style-name="ce4" office:value-type="float" office:value="2" calcext:value-type="float">
            <text:p>2</text:p>
          </table:table-cell>
          <table:table-cell table:formula="of:=15/60" office:value-type="float" office:value="0.25" calcext:value-type="float">
            <text:p>0,25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style-name="ce5" table:formula="of:=5/60" office:value-type="float" office:value="0.0833333333333333" calcext:value-type="float">
            <text:p>0,08</text:p>
          </table:table-cell>
          <table:table-cell table:style-name="ce5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 table:style-name="ce5"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CÓDIGO DE INICIALIZACIÓN DE LA APP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CÓDIGO DE OBTENCIÓN DE IP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 table:formula="of:=48/60" office:value-type="float" office:value="0.8" calcext:value-type="float">
            <text:p>0,8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CREAR DEMO</text:p>
          </table:table-cell>
          <table:table-cell office:value-type="string" calcext:value-type="string">
            <text:p>DAVID</text:p>
          </table:table-cell>
          <table:table-cell table:style-name="ce5" table:formula="of:=10/60" office:value-type="float" office:value="0.166666666666667" calcext:value-type="float">
            <text:p>0,17</text:p>
          </table:table-cell>
          <table:table-cell table:style-name="ce5"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DOCUMENTACIÓN CRUD EN PYTHON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.5" calcext:value-type="float">
            <text:p>1,5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PERSISTENCIA USUARIO</text:p>
          </table:table-cell>
          <table:table-cell office:value-type="string" calcext:value-type="string">
            <text:p>PABLO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FILE_MANAGER</text:p>
          </table:table-cell>
          <table:table-cell office:value-type="string" calcext:value-type="string">
            <text:p>PABLO</text:p>
          </table:table-cell>
          <table:table-cell office:value-type="float" office:value="0.5" calcext:value-type="float">
            <text:p>0,5</text:p>
          </table:table-cell>
          <table:table-cell table:formula="of:=(70/60)" office:value-type="float" office:value="1.16666666666667" calcext:value-type="float">
            <text:p>1,16666666666667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Blockchain Dev 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WLImpl – Investigation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WALLE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LETADO</text:p>
          </table:table-cell>
        </table:table-row>
        <table:table-row table:style-name="ro2" table:number-rows-repeated="104855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07T12:08:16.322551298</dc:date>
    <meta:editing-cycles>15</meta:editing-cycles>
    <meta:editing-duration>PT2H51S</meta:editing-duration>
    <meta:document-statistic meta:table-count="1" meta:cell-count="80" meta:object-count="0"/>
  </office:meta>
</office:document-meta>
</file>